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30.722cm" svg:height="11.564cm" svg:x="2.23cm" svg:y="4.128cm">
            <draw:object draw:notify-on-update-of-ranges="Tabelle1.C2:Tabelle1.C2 Tabelle1.C3:Tabelle1.C7 Tabelle1.F2:Tabelle1.F2 Tabelle1.F3:Tabelle1.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DC val</text:p>
          </table:table-cell>
          <table:table-cell office:value-type="string">
            <text:p>°C MM</text:p>
          </table:table-cell>
          <table:table-cell office:value-type="string">
            <text:p>V ADC</text:p>
          </table:table-cell>
          <table:table-cell office:value-type="string">
            <text:p>„°C Typ K“</text:p>
          </table:table-cell>
          <table:table-cell office:value-type="string">
            <text:p>V_therm (tab) [mV]</text:p>
          </table:table-cell>
          <table:table-cell office:value-type="string">
            <text:p>T_diff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230">
            <text:p>230</text:p>
          </table:table-cell>
          <table:table-cell table:formula="of:=[.B3]*2.56/1024" office:value-type="float" office:value="0.6475">
            <text:p>0,6475</text:p>
          </table:table-cell>
          <table:table-cell table:formula="of:=[.D3]/0.005" office:value-type="float" office:value="129.5">
            <text:p>129,5</text:p>
          </table:table-cell>
          <table:table-cell table:formula="of:=(5.288+5.328)/2" office:value-type="float" office:value="5.308">
            <text:p>5,308</text:p>
          </table:table-cell>
          <table:table-cell table:formula="of:=[.C3]-[.E3]" office:value-type="float" office:value="100.5">
            <text:p>100,5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233">
            <text:p>233</text:p>
          </table:table-cell>
          <table:table-cell table:formula="of:=[.B4]*2.56/1024" office:value-type="float" office:value="0.65">
            <text:p>0,65</text:p>
          </table:table-cell>
          <table:table-cell table:formula="of:=[.D4]/0.005" office:value-type="float" office:value="130">
            <text:p>130</text:p>
          </table:table-cell>
          <table:table-cell office:value-type="float" office:value="5.328">
            <text:p>5,328</text:p>
          </table:table-cell>
          <table:table-cell table:formula="of:=[.C4]-[.E4]" office:value-type="float" office:value="103">
            <text:p>103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200">
            <text:p>200</text:p>
          </table:table-cell>
          <table:table-cell table:formula="of:=[.B5]*2.56/1024" office:value-type="float" office:value="0.5625">
            <text:p>0,5625</text:p>
          </table:table-cell>
          <table:table-cell table:formula="of:=[.D5]/0.005" office:value-type="float" office:value="112.5">
            <text:p>112,5</text:p>
          </table:table-cell>
          <table:table-cell table:formula="of:=(4.591+4.633)/2" office:value-type="float" office:value="4.612">
            <text:p>4,612</text:p>
          </table:table-cell>
          <table:table-cell table:formula="of:=[.C5]-[.E5]" office:value-type="float" office:value="87.5">
            <text:p>87,5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80">
            <text:p>180</text:p>
          </table:table-cell>
          <table:table-cell table:formula="of:=[.B6]*2.56/1024" office:value-type="float" office:value="0.505">
            <text:p>0,505</text:p>
          </table:table-cell>
          <table:table-cell table:formula="of:=[.D6]/0.005" office:value-type="float" office:value="101">
            <text:p>101</text:p>
          </table:table-cell>
          <table:table-cell office:value-type="float" office:value="4.138">
            <text:p>4,138</text:p>
          </table:table-cell>
          <table:table-cell table:formula="of:=[.C6]-[.E6]" office:value-type="float" office:value="79">
            <text:p>79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table:formula="of:=[.B7]*2.56/1024" office:value-type="float" office:value="0.4075">
            <text:p>0,4075</text:p>
          </table:table-cell>
          <table:table-cell table:formula="of:=[.D7]/0.005" office:value-type="float" office:value="81.5">
            <text:p>81,5</text:p>
          </table:table-cell>
          <table:table-cell table:formula="of:=(3.308+3.35)/2" office:value-type="float" office:value="3.329">
            <text:p>3,329</text:p>
          </table:table-cell>
          <table:table-cell table:formula="of:=[.C7]-[.E7]" office:value-type="float" office:value="68.5">
            <text:p>68,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table:formula="of:=[.B8]*2.56/1024" office:value-type="float" office:value="0.1725">
            <text:p>0,1725</text:p>
          </table:table-cell>
          <table:table-cell table:formula="of:=[.D8]/0.005" office:value-type="float" office:value="34.5">
            <text:p>34,5</text:p>
          </table:table-cell>
          <table:table-cell table:formula="of:=(1.366+1.407)/2" office:value-type="float" office:value="1.3865">
            <text:p>1,3865</text:p>
          </table:table-cell>
          <table:table-cell table:formula="of:=[.C8]-[.E8]" office:value-type="float" office:value="14.5">
            <text:p>14,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UMing C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.02.2012</text:date>, <text:time>01:0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23:46:00</meta:creation-date>
    <dc:date>2012-02-02T01:07:59</dc:date>
    <meta:editing-duration>PT1H22M</meta:editing-duration>
    <meta:editing-cycles>5</meta:editing-cycles>
    <meta:generator>LibreOffice/3.4$Linux LibreOffice_project/340m1$Build-502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23cm" svg:height="11.565cm" xlink:href=".." xlink:type="simple" chart:class="chart:scatter" chart:style-name="ch1">
        <chart:legend chart:legend-position="end" svg:x="24.483cm" svg:y="5.234cm" style:legend-expansion="high" chart:style-name="ch2"/>
        <chart:plot-area chart:style-name="ch3" table:cell-range-address="Tabelle1.C2:Tabelle1.C7 Tabelle1.F2:Tabelle1.F7" chart:data-source-has-labels="row" svg:x="1.064cm" svg:y="1.059cm" svg:width="22.192cm" svg:height="9.855cm">
          <chartooo:coordinate-region svg:x="1.5cm" svg:y="1.258cm" svg:width="21.476cm" svg:height="9.0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3:Tabelle1.F7" chart:label-cell-address="Tabelle1.F2:Tabelle1.F2" chart:class="chart:scatter">
            <chart:domain table:cell-range-address="Tabelle1.C3:Tabelle1.C7"/>
            <chart:regression-curve chart:style-name="ch7">
              <chart:equation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V_therm (tab) [mV]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">
                <text:p>230</text:p>
                <draw:g>
                  <svg:desc>Tabelle1.C3:Tabelle1.C7</svg:desc>
                </draw:g>
              </table:table-cell>
              <table:table-cell office:value-type="float" office:value="5.308">
                <text:p>5.308</text:p>
                <draw:g>
                  <svg:desc>Tabelle1.F3:Tabelle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">
                <text:p>233</text:p>
              </table:table-cell>
              <table:table-cell office:value-type="float" office:value="5.328">
                <text:p>5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.612">
                <text:p>4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.329">
                <text:p>3.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